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PSM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ce1" office:value-type="float" office:value="20180730" calcext:value-type="float" table:number-columns-spanned="9" table:number-rows-spanned="1">
            <text:p>20180730</text:p>
          </table:table-cell>
          <table:covered-table-cell table:number-columns-repeated="8"/>
          <table:table-cell office:value-type="float" office:value="20180801" calcext:value-type="float">
            <text:p>20180801</text:p>
          </table:table-cell>
          <table:table-cell table:style-name="ce1" office:value-type="float" office:value="20180805" calcext:value-type="float" table:number-columns-spanned="3" table:number-rows-spanned="1">
            <text:p>201808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assive Degree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ris Degree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est_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7" office:value-type="float" office:value="3.141593" calcext:value-type="float">
            <text:p>3.141593</text:p>
          </table:table-cell>
          <table:table-cell table:formula="of:= SUM([.C11:.I11])/7" office:value-type="float" office:value="3.141593" calcext:value-type="float">
            <text:p>3.141593</text:p>
          </table:table-cell>
          <table:table-cell table:number-columns-repeated="4" office:value-type="float" office:value="3.141593" calcext:value-type="float">
            <text:p>3.141593</text:p>
          </table:table-cell>
          <table:table-cell table:style-name="ce2" table:formula="of:=([.M11]+[.N11])/2" office:value-type="float" office:value="3.141593" calcext:value-type="float">
            <text:p>3.141593</text:p>
          </table:table-cell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87" calcext:value-type="float">
            <text:p>-1.563787</text:p>
          </table:table-cell>
          <table:table-cell office:value-type="float" office:value="-1.566298" calcext:value-type="float">
            <text:p>-1.566298</text:p>
          </table:table-cell>
          <table:table-cell office:value-type="float" office:value="-1.566067" calcext:value-type="float">
            <text:p>-1.56606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1919" calcext:value-type="float">
            <text:p>-1.561919</text:p>
          </table:table-cell>
          <table:table-cell office:value-type="float" office:value="-1.561594" calcext:value-type="float">
            <text:p>-1.561594</text:p>
          </table:table-cell>
          <table:table-cell office:value-type="float" office:value="-1.561568" calcext:value-type="float">
            <text:p>-1.561568</text:p>
          </table:table-cell>
          <table:table-cell table:formula="of:= SUM([.C12:.I12])/7" office:value-type="float" office:value="-1.56356628571429" calcext:value-type="float">
            <text:p>-1.563566285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3676" calcext:value-type="float">
            <text:p>-1.563676</text:p>
          </table:table-cell>
          <table:table-cell office:value-type="float" office:value="-1.565293" calcext:value-type="float">
            <text:p>-1.565293</text:p>
          </table:table-cell>
          <table:table-cell office:value-type="float" office:value="-1.565616" calcext:value-type="float">
            <text:p>-1.565616</text:p>
          </table:table-cell>
          <table:table-cell table:style-name="ce2" table:formula="of:=([.M12]+[.N12])/2" office:value-type="float" office:value="-1.5654545" calcext:value-type="float">
            <text:p>-1.5654545</text:p>
          </table:table-cell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.006023" calcext:value-type="float">
            <text:p>0.006023</text:p>
          </table:table-cell>
          <table:table-cell office:value-type="float" office:value="0.005609" calcext:value-type="float">
            <text:p>0.005609</text:p>
          </table:table-cell>
          <table:table-cell table:formula="of:= SUM([.C13:.I13])/7" office:value-type="float" office:value="0.00535271428571429" calcext:value-type="float">
            <text:p>0.0053527143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0.005269" calcext:value-type="float">
            <text:p>0.005269</text:p>
          </table:table-cell>
          <table:table-cell table:style-name="ce2" table:formula="of:=([.M13]+[.N13])/2" office:value-type="float" office:value="0.0053875" calcext:value-type="float">
            <text:p>0.0053875</text:p>
          </table:table-cell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 SUM([.C14:.I14])/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([.M14]+[.N14])/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2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-1.566503" calcext:value-type="float">
            <text:p>-1.566503</text:p>
          </table:table-cell>
          <table:table-cell office:value-type="float" office:value="-1.565156" calcext:value-type="float">
            <text:p>-1.565156</text:p>
          </table:table-cell>
          <table:table-cell office:value-type="float" office:value="-1.564187" calcext:value-type="float">
            <text:p>-1.564187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5389" calcext:value-type="float">
            <text:p>-1.565389</text:p>
          </table:table-cell>
          <table:table-cell office:value-type="float" office:value="-1.565113" calcext:value-type="float">
            <text:p>-1.565113</text:p>
          </table:table-cell>
          <table:table-cell office:value-type="float" office:value="-1.565661" calcext:value-type="float">
            <text:p>-1.565661</text:p>
          </table:table-cell>
          <table:table-cell table:formula="of:= SUM([.C16:.I16])/7" office:value-type="float" office:value="-1.56537785714286" calcext:value-type="float">
            <text:p>-1.5653778571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8422" calcext:value-type="float">
            <text:p>-1.568422</text:p>
          </table:table-cell>
          <table:table-cell office:value-type="float" office:value="-1.570247" calcext:value-type="float">
            <text:p>-1.570247</text:p>
          </table:table-cell>
          <table:table-cell office:value-type="float" office:value="-1.569651" calcext:value-type="float">
            <text:p>-1.569651</text:p>
          </table:table-cell>
          <table:table-cell table:style-name="ce2" table:formula="of:=([.M16]+[.N16])/2" office:value-type="float" office:value="-1.569949" calcext:value-type="float">
            <text:p>-1.569949</text:p>
          </table:table-cell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1.559141" calcext:value-type="float">
            <text:p>1.559141</text:p>
          </table:table-cell>
          <table:table-cell office:value-type="float" office:value="1.560648" calcext:value-type="float">
            <text:p>1.560648</text:p>
          </table:table-cell>
          <table:table-cell office:value-type="float" office:value="1.560797" calcext:value-type="float">
            <text:p>1.560797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0798" calcext:value-type="float">
            <text:p>1.560798</text:p>
          </table:table-cell>
          <table:table-cell office:value-type="float" office:value="1.561058" calcext:value-type="float">
            <text:p>1.561058</text:p>
          </table:table-cell>
          <table:table-cell office:value-type="float" office:value="1.564376" calcext:value-type="float">
            <text:p>1.564376</text:p>
          </table:table-cell>
          <table:table-cell table:formula="of:= SUM([.C17:.I17])/7" office:value-type="float" office:value="1.56105814285714" calcext:value-type="float">
            <text:p>1.5610581429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1059" calcext:value-type="float">
            <text:p>1.561059</text:p>
          </table:table-cell>
          <table:table-cell office:value-type="float" office:value="1.564196" calcext:value-type="float">
            <text:p>1.564196</text:p>
          </table:table-cell>
          <table:table-cell office:value-type="float" office:value="1.563394" calcext:value-type="float">
            <text:p>1.563394</text:p>
          </table:table-cell>
          <table:table-cell table:style-name="ce2" table:formula="of:=([.M17]+[.N17])/2" office:value-type="float" office:value="1.563795" calcext:value-type="float">
            <text:p>1.563795</text:p>
          </table:table-cell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.002879" calcext:value-type="float">
            <text:p>0.002879</text:p>
          </table:table-cell>
          <table:table-cell table:formula="of:= SUM([.C18:.I18])/7" office:value-type="float" office:value="0.00139771428571429" calcext:value-type="float">
            <text:p>0.0013977143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31" calcext:value-type="float">
            <text:p>0.000231</text:p>
          </table:table-cell>
          <table:table-cell table:style-name="ce2" table:formula="of:=([.M18]+[.N18])/2" office:value-type="float" office:value="0.0002515" calcext:value-type="float">
            <text:p>0.0002515</text:p>
          </table:table-cell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-0.00348" calcext:value-type="float">
            <text:p>-0.00348</text:p>
          </table:table-cell>
          <table:table-cell office:value-type="float" office:value="-0.003617" calcext:value-type="float">
            <text:p>-0.003617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71" calcext:value-type="float">
            <text:p>-0.002871</text:p>
          </table:table-cell>
          <table:table-cell office:value-type="float" office:value="-0.002868" calcext:value-type="float">
            <text:p>-0.002868</text:p>
          </table:table-cell>
          <table:table-cell office:value-type="float" office:value="-0.002637" calcext:value-type="float">
            <text:p>-0.002637</text:p>
          </table:table-cell>
          <table:table-cell table:formula="of:= SUM([.C19:.I19])/7" office:value-type="float" office:value="-0.00308057142857143" calcext:value-type="float">
            <text:p>-0.003080571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4" calcext:value-type="float">
            <text:p>-0.00284</text:p>
          </table:table-cell>
          <table:table-cell office:value-type="float" office:value="-0.001927" calcext:value-type="float">
            <text:p>-0.001927</text:p>
          </table:table-cell>
          <table:table-cell office:value-type="float" office:value="-0.001818" calcext:value-type="float">
            <text:p>-0.001818</text:p>
          </table:table-cell>
          <table:table-cell table:style-name="ce2" table:formula="of:=([.M19]+[.N19])/2" office:value-type="float" office:value="-0.0018725" calcext:value-type="float">
            <text:p>-0.0018725</text:p>
          </table:table-cell>
        </table:table-row>
        <table:table-row table:style-name="ro1">
          <table:table-cell table:number-columns-repeated="14"/>
          <table:table-cell table:style-name="ce2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254" calcext:value-type="float">
            <text:p>-0.009254</text:p>
          </table:table-cell>
          <table:table-cell office:value-type="float" office:value="-0.009399" calcext:value-type="float">
            <text:p>-0.009399</text:p>
          </table:table-cell>
          <table:table-cell office:value-type="float" office:value="-0.009162" calcext:value-type="float">
            <text:p>-0.009162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742" calcext:value-type="float">
            <text:p>-0.008742</text:p>
          </table:table-cell>
          <table:table-cell office:value-type="float" office:value="-0.008506" calcext:value-type="float">
            <text:p>-0.008506</text:p>
          </table:table-cell>
          <table:table-cell office:value-type="float" office:value="-0.008501" calcext:value-type="float">
            <text:p>-0.008501</text:p>
          </table:table-cell>
          <table:table-cell table:formula="of:= SUM([.C21:.I21])/7" office:value-type="float" office:value="-0.00892842857142857" calcext:value-type="float">
            <text:p>-0.0089284286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385" calcext:value-type="float">
            <text:p>-0.008385</text:p>
          </table:table-cell>
          <table:table-cell office:value-type="float" office:value="-0.007914" calcext:value-type="float">
            <text:p>-0.007914</text:p>
          </table:table-cell>
          <table:table-cell office:value-type="float" office:value="-0.008103" calcext:value-type="float">
            <text:p>-0.008103</text:p>
          </table:table-cell>
          <table:table-cell table:style-name="ce2" table:formula="of:=([.M21]+[.N21])/2" office:value-type="float" office:value="-0.0080085" calcext:value-type="float">
            <text:p>-0.0080085</text:p>
          </table:table-cell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8806" calcext:value-type="float">
            <text:p>0.988806</text:p>
          </table:table-cell>
          <table:table-cell office:value-type="float" office:value="0.98856" calcext:value-type="float">
            <text:p>0.98856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8898" calcext:value-type="float">
            <text:p>0.988898</text:p>
          </table:table-cell>
          <table:table-cell office:value-type="float" office:value="0.988956" calcext:value-type="float">
            <text:p>0.988956</text:p>
          </table:table-cell>
          <table:table-cell office:value-type="float" office:value="0.98829" calcext:value-type="float">
            <text:p>0.98829</text:p>
          </table:table-cell>
          <table:table-cell table:formula="of:= SUM([.C22:.I22])/7" office:value-type="float" office:value="0.988825" calcext:value-type="float">
            <text:p>0.988825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9023" calcext:value-type="float">
            <text:p>0.989023</text:p>
          </table:table-cell>
          <table:table-cell office:value-type="float" office:value="0.988429" calcext:value-type="float">
            <text:p>0.988429</text:p>
          </table:table-cell>
          <table:table-cell office:value-type="float" office:value="0.988158" calcext:value-type="float">
            <text:p>0.988158</text:p>
          </table:table-cell>
          <table:table-cell table:style-name="ce2" table:formula="of:=([.M22]+[.N22])/2" office:value-type="float" office:value="0.9882935" calcext:value-type="float">
            <text:p>0.9882935</text:p>
          </table:table-cell>
        </table:table-row>
        <table:table-row table:style-name="ro1" table:number-rows-repeated="2">
          <table:table-cell table:number-columns-repeated="14"/>
          <table:table-cell table:style-name="ce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SM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ce1" office:value-type="float" office:value="20180806" calcext:value-type="float" table:number-columns-spanned="3" table:number-rows-spanned="1">
            <text:p>20180806</text:p>
          </table:table-cell>
          <table:covered-table-cell table:number-columns-repeated="2"/>
          <table:table-cell table:style-name="ce1" office:value-type="float" office:value="20180809" calcext:value-type="float" table:number-columns-spanned="3" table:number-rows-spanned="1">
            <text:p>2018080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assive Degree</text:p>
          </table:table-cell>
          <table:table-cell table:number-columns-repeated="2" office:value-type="float" office:value="-70" calcext:value-type="float">
            <text:p>-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laris Degr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2" office:value-type="float" office:value="3.141593" calcext:value-type="float">
            <text:p>3.141593</text:p>
          </table:table-cell>
          <table:table-cell table:style-name="ce2" table:formula="of:=SUM([.C34:.D34])/2" office:value-type="float" office:value="3.141593" calcext:value-type="float">
            <text:p>3.141593</text:p>
          </table:table-cell>
          <table:table-cell table:number-columns-repeated="2" office:value-type="float" office:value="3.141593" calcext:value-type="float">
            <text:p>3.141593</text:p>
          </table:table-cell>
          <table:table-cell table:style-name="ce2" table:formula="of:=SUM([.F34:.G34])/2" office:value-type="float" office:value="3.141593" calcext:value-type="float">
            <text:p>3.141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46" calcext:value-type="float">
            <text:p>-1.563746</text:p>
          </table:table-cell>
          <table:table-cell office:value-type="float" office:value="-1.564057" calcext:value-type="float">
            <text:p>-1.564057</text:p>
          </table:table-cell>
          <table:table-cell table:style-name="ce2" table:formula="of:=SUM([.C35:.D35])/2" office:value-type="float" office:value="-1.5639015" calcext:value-type="float">
            <text:p>-1.5639015</text:p>
          </table:table-cell>
          <table:table-cell office:value-type="float" office:value="-1.565559" calcext:value-type="float">
            <text:p>-1.565559</text:p>
          </table:table-cell>
          <table:table-cell office:value-type="float" office:value="-1.56545" calcext:value-type="float">
            <text:p>-1.56545</text:p>
          </table:table-cell>
          <table:table-cell table:style-name="ce2" table:formula="of:=SUM([.F35:.G35])/2" office:value-type="float" office:value="-1.5655045" calcext:value-type="float">
            <text:p>-1.56550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3301" calcext:value-type="float">
            <text:p>0.003301</text:p>
          </table:table-cell>
          <table:table-cell table:style-name="ce2" table:formula="of:=SUM([.C36:.D36])/2" office:value-type="float" office:value="0.00322" calcext:value-type="float">
            <text:p>0.00322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3794" calcext:value-type="float">
            <text:p>0.003794</text:p>
          </table:table-cell>
          <table:table-cell table:style-name="ce2" table:formula="of:=SUM([.F36:.G36])/2" office:value-type="float" office:value="0.003839" calcext:value-type="float">
            <text:p>0.0038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SUM([.C37:.D37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SUM([.F37:.G37])/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1.599074" calcext:value-type="float">
            <text:p>1.599074</text:p>
          </table:table-cell>
          <table:table-cell office:value-type="float" office:value="1.598843" calcext:value-type="float">
            <text:p>1.598843</text:p>
          </table:table-cell>
          <table:table-cell table:style-name="ce2" table:formula="of:=SUM([.C39:.D39])/2" office:value-type="float" office:value="1.5989585" calcext:value-type="float">
            <text:p>1.5989585</text:p>
          </table:table-cell>
          <table:table-cell office:value-type="float" office:value="1.592698" calcext:value-type="float">
            <text:p>1.592698</text:p>
          </table:table-cell>
          <table:table-cell office:value-type="float" office:value="1.592915" calcext:value-type="float">
            <text:p>1.592915</text:p>
          </table:table-cell>
          <table:table-cell table:style-name="ce2" table:formula="of:=SUM([.F39:.G39])/2" office:value-type="float" office:value="1.5928065" calcext:value-type="float">
            <text:p>1.59280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-1.574898" calcext:value-type="float">
            <text:p>-1.574898</text:p>
          </table:table-cell>
          <table:table-cell office:value-type="float" office:value="-1.574706" calcext:value-type="float">
            <text:p>-1.574706</text:p>
          </table:table-cell>
          <table:table-cell table:style-name="ce2" table:formula="of:=SUM([.C40:.D40])/2" office:value-type="float" office:value="-1.574802" calcext:value-type="float">
            <text:p>-1.574802</text:p>
          </table:table-cell>
          <table:table-cell office:value-type="float" office:value="-1.576042" calcext:value-type="float">
            <text:p>-1.576042</text:p>
          </table:table-cell>
          <table:table-cell office:value-type="float" office:value="-1.575736" calcext:value-type="float">
            <text:p>-1.575736</text:p>
          </table:table-cell>
          <table:table-cell table:style-name="ce2" table:formula="of:=SUM([.F40:.G40])/2" office:value-type="float" office:value="-1.575889" calcext:value-type="float">
            <text:p>-1.5758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598" calcext:value-type="float">
            <text:p>0.000598</text:p>
          </table:table-cell>
          <table:table-cell table:style-name="ce2" table:formula="of:=SUM([.C41:.D41])/2" office:value-type="float" office:value="0.000648" calcext:value-type="float">
            <text:p>0.000648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0342" calcext:value-type="float">
            <text:p>0.000342</text:p>
          </table:table-cell>
          <table:table-cell table:style-name="ce2" table:formula="of:=SUM([.F41:.G41])/2" office:value-type="float" office:value="0.000337" calcext:value-type="float">
            <text:p>0.0003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1083" calcext:value-type="float">
            <text:p>0.001083</text:p>
          </table:table-cell>
          <table:table-cell table:style-name="ce2" table:formula="of:=SUM([.C42:.D42])/2" office:value-type="float" office:value="0.0010885" calcext:value-type="float">
            <text:p>0.0010885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1295" calcext:value-type="float">
            <text:p>0.001295</text:p>
          </table:table-cell>
          <table:table-cell table:style-name="ce2" table:formula="of:=SUM([.F42:.G42])/2" office:value-type="float" office:value="0.001284" calcext:value-type="float">
            <text:p>0.00128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512" calcext:value-type="float">
            <text:p>-0.009512</text:p>
          </table:table-cell>
          <table:table-cell office:value-type="float" office:value="-0.009297" calcext:value-type="float">
            <text:p>-0.009297</text:p>
          </table:table-cell>
          <table:table-cell table:style-name="ce2" table:formula="of:=SUM([.C44:.D44])/2" office:value-type="float" office:value="-0.0094045" calcext:value-type="float">
            <text:p>-0.0094045</text:p>
          </table:table-cell>
          <table:table-cell office:value-type="float" office:value="-0.008873" calcext:value-type="float">
            <text:p>-0.008873</text:p>
          </table:table-cell>
          <table:table-cell office:value-type="float" office:value="-0.00898" calcext:value-type="float">
            <text:p>-0.00898</text:p>
          </table:table-cell>
          <table:table-cell table:style-name="ce2" table:formula="of:=SUM([.F44:.G44])/2" office:value-type="float" office:value="-0.0089265" calcext:value-type="float">
            <text:p>-0.00892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535" calcext:value-type="float">
            <text:p>0.989535</text:p>
          </table:table-cell>
          <table:table-cell office:value-type="float" office:value="0.989809" calcext:value-type="float">
            <text:p>0.989809</text:p>
          </table:table-cell>
          <table:table-cell table:style-name="ce2" table:formula="of:=SUM([.C45:.D45])/2" office:value-type="float" office:value="0.989672" calcext:value-type="float">
            <text:p>0.989672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9389" calcext:value-type="float">
            <text:p>0.989389</text:p>
          </table:table-cell>
          <table:table-cell table:style-name="ce2" table:formula="of:=SUM([.F45:.G45])/2" office:value-type="float" office:value="0.9894155" calcext:value-type="float">
            <text:p>0.9894155</text:p>
          </table:table-cell>
          <table:table-cell table:number-columns-repeated="7"/>
        </table:table-row>
        <table:table-row table:style-name="ro1" table:number-rows-repeated="104853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6:28:01.240208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0:55:23.458517908</meta:creation-date>
    <meta:generator>LibreOffice/5.1.6.2$Linux_X86_64 LibreOffice_project/10m0$Build-2</meta:generator>
    <dc:date>2018-08-09T16:31:08.031738768</dc:date>
    <meta:editing-duration>PT2H45M39S</meta:editing-duration>
    <meta:editing-cycles>22</meta:editing-cycles>
    <meta:document-statistic meta:table-count="1" meta:cell-count="259" meta:object-count="0"/>
  </office:meta>
</office:document-meta>
</file>